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DejaVu Serif Condensed" fo:font-size="12pt" style:font-size-asian="12pt" style:font-size-complex="12pt"/>
    </style:style>
    <style:style style:name="P2" style:family="paragraph" style:parent-style-name="Standard">
      <style:paragraph-properties fo:line-height="115%" fo:text-align="start" style:justify-single-word="false"/>
      <style:text-properties style:font-name="DejaVu Serif Condensed" fo:font-size="12pt" officeooo:paragraph-rsid="000e6b83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style:font-name="DejaVu Serif Condensed" fo:font-size="12pt" officeooo:paragraph-rsid="0024c864" style:font-size-asian="12pt" style:font-size-complex="12pt"/>
    </style:style>
    <style:style style:name="P4" style:family="paragraph" style:parent-style-name="Standard">
      <style:paragraph-properties fo:line-height="115%" fo:text-align="start" style:justify-single-word="false"/>
      <style:text-properties style:font-name="DejaVu Serif Condensed" fo:font-size="12pt" officeooo:paragraph-rsid="001c6c24" style:font-size-asian="12pt" style:font-size-complex="12pt"/>
    </style:style>
    <style:style style:name="P5" style:family="paragraph" style:parent-style-name="Standard">
      <style:paragraph-properties fo:line-height="115%" fo:text-align="start" style:justify-single-word="false"/>
      <style:text-properties style:font-name="DejaVu Serif Condensed" fo:font-size="12pt" officeooo:rsid="0012bd5b" officeooo:paragraph-rsid="0012bd5b" style:font-size-asian="12pt" style:font-size-complex="12pt"/>
    </style:style>
    <style:style style:name="P6" style:family="paragraph" style:parent-style-name="Standard">
      <style:paragraph-properties fo:line-height="115%" fo:text-align="start" style:justify-single-word="false"/>
      <style:text-properties style:font-name="DejaVu Serif Condensed" fo:font-size="12pt" officeooo:rsid="0012bd5b" officeooo:paragraph-rsid="001a454b" style:font-size-asian="12pt" style:font-size-complex="12pt"/>
    </style:style>
    <style:style style:name="P7" style:family="paragraph" style:parent-style-name="Standard">
      <style:paragraph-properties fo:line-height="115%" fo:text-align="start" style:justify-single-word="false"/>
      <style:text-properties style:font-name="DejaVu Serif Condensed" fo:font-size="12pt" officeooo:rsid="001cf140" officeooo:paragraph-rsid="001cf140" style:font-size-asian="12pt" style:font-size-complex="12pt"/>
    </style:style>
    <style:style style:name="T1" style:family="text">
      <style:text-properties officeooo:rsid="0014a0c8"/>
    </style:style>
    <style:style style:name="T2" style:family="text">
      <style:text-properties officeooo:rsid="00173e9c"/>
    </style:style>
    <style:style style:name="T3" style:family="text">
      <style:text-properties officeooo:rsid="0017fb8b"/>
    </style:style>
    <style:style style:name="T4" style:family="text">
      <style:text-properties officeooo:rsid="001e3266"/>
    </style:style>
    <style:style style:name="T5" style:family="text">
      <style:text-properties officeooo:rsid="001f3b84"/>
    </style:style>
    <style:style style:name="T6" style:family="text">
      <style:text-properties officeooo:rsid="0023d527"/>
    </style:style>
    <style:style style:name="T7" style:family="text">
      <style:text-properties officeooo:rsid="0024c864"/>
    </style:style>
    <style:style style:name="T8" style:family="text">
      <style:text-properties officeooo:rsid="0027ada3"/>
    </style:style>
    <style:style style:name="T9" style:family="text">
      <style:text-properties officeooo:rsid="001c6c24"/>
    </style:style>
    <style:style style:name="T10" style:family="text">
      <style:text-properties officeooo:rsid="002a77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7">Phục Sinh </text:span><text:span text:style-name="T2">2021 </text:span><text:span text:style-name="T4">tại Gx. Đồng Tiến, Gp. Sài Gòn</text:span></text:p>
      <text:p text:style-name="P5">Phần mềm soạn nhạc: Lilypond 2.22, Frescobaldi 3.0</text:p>
      <text:p text:style-name="P6">Phần mềm khác: LibreOffice <text:span text:style-name="T5">7</text:span>, <text:span text:style-name="T3">Ubuntu 20</text:span>, <text:span text:style-name="T1">pdflatex 3</text:span></text:p>
      <text:p text:style-name="P4"><text:span text:style-name="T9">Nguồn: https://github.com/dhoangtu/</text:span><text:span text:style-name="T6">cadoanhienlinh-phucsinh</text:span></text:p>
      <text:p text:style-name="P7">Phông chữ: <text:span text:style-name="T6">DejaVu</text:span> Serif <text:span text:style-name="T10">Condense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7-25T14:48:08.701000000</dc:date>
    <meta:editing-duration>PT8H40M37S</meta:editing-duration>
    <meta:editing-cycles>30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34" meta:character-count="237" meta:non-whitespace-character-count="208"/>
  </office:meta>
</office:document-meta>
</file>